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e35" officeooo:paragraph-rsid="001d6e35"/>
    </style:style>
    <style:style style:name="P2" style:family="paragraph" style:parent-style-name="Standard" style:list-style-name="L1">
      <style:text-properties officeooo:rsid="002a893f" officeooo:paragraph-rsid="002a893f"/>
    </style:style>
    <style:style style:name="P3" style:family="paragraph" style:parent-style-name="Standard" style:list-style-name="L1">
      <style:text-properties officeooo:rsid="002ae85d" officeooo:paragraph-rsid="002ae85d"/>
    </style:style>
    <style:style style:name="P4" style:family="paragraph" style:parent-style-name="Standard" style:list-style-name="L2">
      <style:text-properties officeooo:rsid="002b3c0a" officeooo:paragraph-rsid="002b3c0a"/>
    </style:style>
    <style:style style:name="P5" style:family="paragraph" style:parent-style-name="Standard">
      <style:text-properties officeooo:rsid="002b3c0a" officeooo:paragraph-rsid="002b3c0a"/>
    </style:style>
    <style:style style:name="P6" style:family="paragraph" style:parent-style-name="Table_20_Contents">
      <style:text-properties officeooo:rsid="002b3c0a" officeooo:paragraph-rsid="002b3c0a"/>
    </style:style>
    <style:style style:name="T1" style:family="text">
      <style:text-properties officeooo:rsid="0022d6f4"/>
    </style:style>
    <style:style style:name="T2" style:family="text">
      <style:text-properties officeooo:rsid="002ae85d"/>
    </style:style>
    <style:style style:name="T3" style:family="text">
      <style:text-properties officeooo:rsid="002b3c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r <text:span text:style-name="T2">4</text:span>: <text:span text:style-name="T3">The Normalization Process</text:span></text:p>
      <text:p text:style-name="P1"/>
      <text:p text:style-name="P1">Quiz</text:p>
      <text:list xml:id="list6881443931390123825" text:style-name="L1">
        <text:list-item>
          <text:p text:style-name="P2">True or false: Normalization is the process of grouping data into logical related groups.</text:p>
          <text:list>
            <text:list-item>
              <text:p text:style-name="P2">True</text:p>
            </text:list-item>
          </text:list>
        </text:list-item>
        <text:list-item>
          <text:p text:style-name="P2">True or false: Having no duplicate or redundant data in a database, and having everything in the database normalized, is always the best way to go.</text:p>
          <text:list>
            <text:list-item>
              <text:p text:style-name="P2">False. There is a tradeoff between normalization and performance. A normalized database is logically separate, so it’s easier to change, BUT it takes more computational resources to make changes. </text:p>
            </text:list-item>
          </text:list>
        </text:list-item>
        <text:list-item>
          <text:p text:style-name="P2">True or false: If data is in the third normal form, it is automatically in the first and second normal forms.</text:p>
          <text:list>
            <text:list-item>
              <text:p text:style-name="P2">True.</text:p>
            </text:list-item>
          </text:list>
        </text:list-item>
        <text:list-item>
          <text:p text:style-name="P2">What is a major advantage of a denormalized database versus a normalized database?</text:p>
          <text:list>
            <text:list-item>
              <text:p text:style-name="P2">It’s less computationally intensive to make changes <text:span text:style-name="T2">(improved performance)</text:span>. </text:p>
            </text:list-item>
          </text:list>
        </text:list-item>
        <text:list-item>
          <text:p text:style-name="P2">What are some major disadvantages of denormalization?</text:p>
          <text:list>
            <text:list-item>
              <text:p text:style-name="P3">It’s takes more time to program a database like this. Duplicated data takes up more space.</text:p>
            </text:list-item>
          </text:list>
        </text:list-item>
        <text:list-item>
          <text:p text:style-name="P2">How do you determine if data needs to be moved to a separate table when normalizing your database?</text:p>
          <text:list>
            <text:list-item>
              <text:p text:style-name="P3">If there are duplicated data types, you should split off into another table. </text:p>
            </text:list-item>
          </text:list>
        </text:list-item>
        <text:list-item>
          <text:p text:style-name="P2">What are the disadvantages of overnormalizing your database design?</text:p>
          <text:list>
            <text:list-item>
              <text:p text:style-name="P3">It takes more computational resources to go off searching in all of the separate tables for the data that your program is looking for. </text:p>
            </text:list-item>
          </text:list>
        </text:list-item>
      </text:list>
      <text:p text:style-name="P1">Exercises</text:p>
      <text:list xml:id="list8174017329969229021" text:style-name="L2">
        <text:list-item>
          <text:p text:style-name="P4">Normalize the provided database:<text:line-break/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EMPLOYEE_NAME</text:p>
          </table:table-cell>
          <table:table-cell table:style-name="Table1.A1" office:value-type="string">
            <text:p text:style-name="P6">CUSTOMER_NAME</text:p>
          </table:table-cell>
          <table:table-cell table:style-name="Table1.C1" office:value-type="string">
            <text:p text:style-name="P6">CUSTOMER_ID</text:p>
          </table:table-cell>
        </table:table-row>
        <table:table-row>
          <table:table-cell table:style-name="Table1.A2" office:value-type="string">
            <text:p text:style-name="P6">EMPLOYEE_POSITION</text:p>
          </table:table-cell>
          <table:table-cell table:style-name="Table1.A2" office:value-type="string">
            <text:p text:style-name="P6">CUSTOMER_STREET</text:p>
          </table:table-cell>
          <table:table-cell table:style-name="Table1.C2" office:value-type="string">
            <text:p text:style-name="P6">DATE_ORDERED</text:p>
          </table:table-cell>
        </table:table-row>
        <table:table-row>
          <table:table-cell table:style-name="Table1.A2" office:value-type="string">
            <text:p text:style-name="P6">EMPLOYEE_PHONE_NUM</text:p>
          </table:table-cell>
          <table:table-cell table:style-name="Table1.A2" office:value-type="string">
            <text:p text:style-name="P6">CUST_CITY</text:p>
          </table:table-cell>
          <table:table-cell table:style-name="Table1.C2" office:value-type="string">
            <text:p text:style-name="P6">PRODUCT</text:p>
          </table:table-cell>
        </table:table-row>
        <table:table-row>
          <table:table-cell table:style-name="Table1.A2" office:value-type="string">
            <text:p text:style-name="P6">EMPLOYEE_STREET</text:p>
          </table:table-cell>
          <table:table-cell table:style-name="Table1.A2" office:value-type="string">
            <text:p text:style-name="P6">CUST_STATE</text:p>
          </table:table-cell>
          <table:table-cell table:style-name="Table1.C2" office:value-type="string">
            <text:p text:style-name="P6">PRODUCT_ID</text:p>
          </table:table-cell>
        </table:table-row>
        <table:table-row>
          <table:table-cell table:style-name="Table1.A2" office:value-type="string">
            <text:p text:style-name="P6">EMPLOYEE_CITY</text:p>
          </table:table-cell>
          <table:table-cell table:style-name="Table1.A2" office:value-type="string">
            <text:p text:style-name="P6">CUST_ZI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ZIP</text:p>
          </table:table-cell>
          <table:table-cell table:style-name="Table1.A2" office:value-type="string">
            <text:p text:style-name="P6">CUST_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STATE</text:p>
          </table:table-cell>
          <table:table-cell table:style-name="Table1.A2" office:value-type="string">
            <text:p text:style-name="P6">CUST_I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SS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SALAR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HOURLY_RAT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MPLOYEE_STATE_DAT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5"/>
      <text:list xml:id="list213310796048447" text:continue-numbering="true" text:style-name="L2">
        <text:list-item>
          <text:p text:style-name="P4">See my GitHub for the create table stat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8:20:37.351690766</meta:creation-date>
    <dc:date>2018-08-06T21:33:09.288326607</dc:date>
    <meta:editing-duration>PT1H16M52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258" meta:character-count="1665" meta:non-whitespace-character-count="1459"/>
  </office:meta>
</office:document-meta>
</file>